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27.16cm" table:align="margins"/>
    </style:style>
    <style:style style:name="Tableau1.A" style:family="table-column">
      <style:table-column-properties style:column-width="12.651cm" style:rel-column-width="30524*"/>
    </style:style>
    <style:style style:name="Tableau1.B" style:family="table-column">
      <style:table-column-properties style:column-width="7.562cm" style:rel-column-width="18245*"/>
    </style:style>
    <style:style style:name="Tableau1.C" style:family="table-column">
      <style:table-column-properties style:column-width="6.948cm" style:rel-column-width="16766*"/>
    </style:style>
    <style:style style:name="Tableau1.1" style:family="table-row">
      <style:table-row-properties style:min-row-height="0.185cm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7.975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2.455cm" table:align="margins"/>
    </style:style>
    <style:style style:name="Tableau2.A" style:family="table-column">
      <style:table-column-properties style:column-width="6.227cm" style:rel-column-width="32767*"/>
    </style:style>
    <style:style style:name="Tableau2.B" style:family="table-column">
      <style:table-column-properties style:column-width="6.228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text-properties fo:language="fr" fo:country="FR"/>
    </style:style>
    <style:style style:name="P2" style:family="paragraph" style:parent-style-name="Table_20_Contents">
      <style:paragraph-properties fo:line-height="115%"/>
      <style:text-properties fo:language="fr" fo:country="FR"/>
    </style:style>
    <style:style style:name="P3" style:family="paragraph" style:parent-style-name="Table_20_Contents">
      <style:paragraph-properties fo:line-height="115%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text-properties fo:language="fr" fo:country="FR" fo:background-color="#808080"/>
    </style:style>
    <style:style style:name="P8" style:family="paragraph" style:parent-style-name="Table_20_Contents">
      <style:paragraph-properties fo:line-height="115%"/>
      <style:text-properties fo:language="fr" fo:country="FR"/>
    </style:style>
    <style:style style:name="T1" style:family="text">
      <style:text-properties fo:color="#000000" fo:background-color="#808080"/>
    </style:style>
    <style:style style:name="T2" style:family="text">
      <style:text-properties fo:background-color="#8080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4">Congé</text:span> 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employé <text:s/></text:p>
          </table:table-cell>
          <table:table-cell table:style-name="Tableau1.A1" office:value-type="string">
            <text:p text:style-name="P1"><text:s/>Responsable RH</text:p>
          </table:table-cell>
          <table:table-cell table:style-name="Tableau1.C1" office:value-type="string">
            <text:p text:style-name="P1">Directeur</text:p>
          </table:table-cell>
        </table:table-row>
        <table:table-row table:style-name="Tableau1.2">
          <table:table-cell table:style-name="Tableau1.A2" office:value-type="string">
            <text:p text:style-name="P2">1. Se connecter </text:p>
            <text:p text:style-name="P2">2. Sélection de la rubrique de congé </text:p>
            <text:p text:style-name="P2">3. Choix entre congé et autorisation d'absence 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Si congé:</text:p>
                  <text:p text:style-name="P3">Formulaire + signature (comment) </text:p>
                  <text:p text:style-name="P3"/>
                  <text:p text:style-name="P3"/>
                  <text:p text:style-name="P3">Validation de formulaire selon règles de gestions</text:p>
                </table:table-cell>
                <table:table-cell table:style-name="Tableau2.B1" office:value-type="string">
                  <text:p text:style-name="P3">Si Autorisation d'absence:</text:p>
                  <text:p text:style-name="P3">Formulaire+motif</text:p>
                  <text:p text:style-name="P3">+Signature(comment)</text:p>
                  <text:p text:style-name="P3"/>
                  <text:p text:style-name="P3">Validation de formulaire <text:s/>selon règles de gestions</text:p>
                </table:table-cell>
              </table:table-row>
            </table:table>
            <text:p text:style-name="P2"/>
            <text:p text:style-name="P2">Si Demande validé selon les RG:</text:p>
            <text:p text:style-name="P2">4. Email automatique <text:s/>de la demande au RH et de «confirmation de demande <text:s/>au employé»</text:p>
            <text:p text:style-name="P2">5. Notification pour RH. </text:p>
            <text:p text:style-name="P2">6. Redirection vers la l'historique pour consultation des états des demandes (acceptée, refusée, en attente).</text:p>
          </table:table-cell>
          <table:table-cell table:style-name="Tableau1.A2" office:value-type="string">
            <text:p text:style-name="P2">1. Recevoir email </text:p>
            <text:p text:style-name="P2">2. Se connecter</text:p>
            <text:p text:style-name="P2">3. Consultation des notifications</text:p>
            <text:p text:style-name="P2">4. validation des demandes(<text:span text:style-name="T2">avec traitement automatique ou non ?</text:span>)</text:p>
            <text:p text:style-name="P2">Si Demande est refusé: </text:p>
            <text:p text:style-name="P2"><text:s/>. ajoute de motif.</text:p>
            <text:p text:style-name="P2"><text:s/>. <text:span text:style-name="T2">pas besoin d'intervention du directeur?</text:span></text:p>
            <text:p text:style-name="P2"/>
            <text:p text:style-name="P2">4. Email automatique <text:s/>de la demande au Direction et de «confirmation de validation au RH»</text:p>
            <text:p text:style-name="P2">5. Notification pour Directeur. </text:p>
            <text:p text:style-name="P2">6. consultation des différents comptes: informations associées </text:p>
          </table:table-cell>
          <table:table-cell table:style-name="Tableau1.C2" office:value-type="string">
            <text:p text:style-name="P2">1. Recevoir email </text:p>
            <text:p text:style-name="P2">2. Se connecter</text:p>
            <text:p text:style-name="P2">3. Consultation des notifications</text:p>
            <text:p text:style-name="P2">4. validation des demandes(<text:span text:style-name="T1">avec traitement automatique ou non </text:span>?)</text:p>
            <text:p text:style-name="P2">Si Demande est refusé: ajoute de motif.</text:p>
            <text:p text:style-name="P2">4. Email automatique <text:s/>de la demande au Direction et de «confirmation de validation au Directeur»</text:p>
            <text:p text:style-name="P2">5. Notification pour Employé. </text:p>
            <text:p text:style-name="P2">6. consultation des différent comptes: informations associées </text:p>
          </table:table-cell>
        </table:table-row>
      </table:table>
      <text:p text:style-name="P6"/>
      <text:p text:style-name="P6"><text:span text:style-name="T3">Règles de gestions:</text:span> <text:s/></text:p>
      <text:p text:style-name="P6">Nombre <text:s/>de jours/an. Nombre de congés sollicités. Nombre de congés déjà pris . Nombre de congés restant après décompte.</text:p>
      <text:p text:style-name="P6">Par exemple si <text:s/>Nombre de congés restant après décompte &lt; 0 <text:s/>le formulaire ne sera pas validé.</text:p>
      <text:p text:style-name="P6"/>
      <text:p text:style-name="P6">Module de parametrage: core email </text:p>
      <text:p text:style-name="P6">dimissionn</text:p>
      <text:p text:style-name="P6"/>
      <text:p text:style-name="P7">Géneration du PDF pour impression?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3-29T11:48:43</meta:creation-date>
    <dc:date>2018-04-12T21:03:02</dc:date>
    <dc:creator>amine jabri</dc:creator>
    <meta:editing-duration>P12DT12M37S</meta:editing-duration>
    <meta:editing-cycles>4</meta:editing-cycles>
    <meta:generator>OpenOffice/4.1.2$Unix OpenOffice.org_project/412m3$Build-9782</meta:generator>
    <meta:document-statistic meta:table-count="2" meta:image-count="0" meta:object-count="0" meta:page-count="1" meta:paragraph-count="42" meta:word-count="248" meta:character-count="1658"/>
  </office:meta>
</office:document-meta>
</file>